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size="14pt" officeooo:paragraph-rsid="0017f471" style:font-size-asian="14pt" style:font-size-complex="14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4pt" officeooo:rsid="0017f471" officeooo:paragraph-rsid="0017f471" style:font-size-asian="14pt" style:font-size-complex="14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14pt" fo:font-weight="bold" officeooo:paragraph-rsid="0017f471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17f471" officeooo:paragraph-rsid="0017f471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0000" loext:opacity="100%" style:font-name="Cascadia Mono" fo:font-size="9.5pt" style:font-size-asian="9.5pt"/>
    </style:style>
    <style:style style:name="P6" style:family="paragraph" style:parent-style-name="Text_20_body" style:list-style-name="L1">
      <style:paragraph-properties fo:margin-left="0cm" fo:margin-right="0cm" fo:text-indent="0cm" style:auto-text-indent="false"/>
    </style:style>
    <style:style style:name="P7" style:family="paragraph" style:parent-style-name="Text_20_body" style:list-style-name="L1">
      <style:paragraph-properties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size="14pt" fo:font-weight="bold" officeooo:rsid="0017f471" officeooo:paragraph-rsid="0017f471" style:font-size-asian="14pt" style:font-weight-asian="bold" style:font-size-complex="14pt" style:font-weight-complex="bold"/>
    </style:style>
    <style:style style:name="T1" style:family="text">
      <style:text-properties officeooo:rsid="0017f471"/>
    </style:style>
    <style:style style:name="T2" style:family="text">
      <style:text-properties fo:color="#0000ff" loext:opacity="100%" style:font-name="Cascadia Mono" fo:font-size="9.5pt" style:font-size-asian="9.5pt"/>
    </style:style>
    <style:style style:name="T3" style:family="text">
      <style:text-properties fo:color="#000000" loext:opacity="100%" style:font-name="Cascadia Mono" fo:font-size="9.5pt" style:font-size-asian="9.5pt"/>
    </style:style>
    <style:style style:name="T4" style:family="text">
      <style:text-properties fo:color="#000000" loext:opacity="100%" style:font-name="Cascadia Mono"/>
    </style:style>
    <style:style style:name="T5" style:family="text">
      <style:text-properties fo:color="#2b91af" loext:opacity="100%" style:font-name="Cascadia Mono" fo:font-size="9.5pt" style:font-size-asian="9.5pt"/>
    </style:style>
    <style:style style:name="T6" style:family="text">
      <style:text-properties fo:color="#008000" loext:opacity="100%" style:font-name="Cascadia Mono" fo:font-size="9.5pt" style:font-size-asian="9.5pt"/>
    </style:style>
    <style:style style:name="T7" style:family="text">
      <style:text-properties fo:color="#a31515" loext:opacity="100%" style:font-name="Cascadia Mono" fo:font-size="9.5pt" style:font-size-asian="9.5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6 <text:span text:style-name="T1">Задание</text:span></text:p>
      <text:p text:style-name="P1">Создать консольное приложение, в котором объявить метод генерирующих массив из случайных чисел (0 - 1000). Размерность массива задается случайно (10 млн – 15 млн записей). Массив необходимо отсортировать по возрастанию и найти в массиве количество элементов, равных Х (значение Х передается в виде параметра в метод). Блок поиска количества элементов, равных Х выделить в критическую секцию (доступ в эту секцию возможет только из одного потока в один момент времени). Запустить данный метод в 10 одновременно выполняющихся потоках (из пула потоков) и посчитать минимальное, максимальное и среднее время ожидания захода в критическую секцию (ожидание равное 0 в расчетах не учитывать). </text:p>
      <text:p text:style-name="P1"/>
      <text:p text:style-name="P4">Полный код:</text:p>
      <text:p text:style-name="P4"/>
      <text:p text:style-name="Standard" loext:marker-style-name="T3"><text:span text:style-name="T2">using</text:span><text:span text:style-name="T3"> System;</text:span></text:p>
      <text:p text:style-name="Standard" loext:marker-style-name="T3"><text:span text:style-name="T2">using</text:span><text:span text:style-name="T3"> System.Diagnostics;</text:span></text:p>
      <text:p text:style-name="Standard" loext:marker-style-name="T3"><text:span text:style-name="T2">using</text:span><text:span text:style-name="T3"> System.Threading;</text:span></text:p>
      <text:p text:style-name="P5" loext:marker-style-name="T3"/>
      <text:p text:style-name="Standard" loext:marker-style-name="T3"><text:span text:style-name="T2">class</text:span><text:span text:style-name="T3"> </text:span><text:span text:style-name="T5">Program</text:span></text:p>
      <text:p text:style-name="Standard" loext:marker-style-name="T3"><text:span text:style-name="T3">{</text:span><text:span text:style-name="T3"/></text:p>
      <text:p text:style-name="Standard" loext:marker-style-name="T3"><text:span text:style-name="T3"><text:s text:c="4"/></text:span><text:span text:style-name="T2">static</text:span><text:span text:style-name="T3"> </text:span><text:span text:style-name="T2">void</text:span><text:span text:style-name="T3"> Main(</text:span><text:span text:style-name="T2">string</text:span><text:span text:style-name="T3">[] args)</text:span></text:p>
      <text:p text:style-name="Standard" loext:marker-style-name="T3"><text:span text:style-name="T3"><text:s text:c="4"/>{</text:span><text:span text:style-name="T3"/></text:p>
      <text:p text:style-name="Standard" loext:marker-style-name="T3"><text:span text:style-name="T3"><text:s text:c="8"/></text:span><text:span text:style-name="T6">// Генерация случайного числа Х</text:span></text:p>
      <text:p text:style-name="Standard" loext:marker-style-name="T3"><text:span text:style-name="T3"><text:s text:c="8"/>Random random = </text:span><text:span text:style-name="T2">new</text:span><text:span text:style-name="T3"> Random();</text:span></text:p>
      <text:p text:style-name="Standard" loext:marker-style-name="T3"><text:span text:style-name="T3"><text:s text:c="8"/></text:span><text:span text:style-name="T2">int</text:span><text:span text:style-name="T3"> X = random.Next(1001); </text:span><text:span text:style-name="T6">// Генерируем число от 0 до 1000</text:span></text:p>
      <text:p text:style-name="P5" loext:marker-style-name="T3"/>
      <text:p text:style-name="Standard" loext:marker-style-name="T3"><text:span text:style-name="T3"><text:s text:c="8"/></text:span><text:span text:style-name="T6">// Создание массива случайной длины</text:span></text:p>
      <text:p text:style-name="Standard" loext:marker-style-name="T3"><text:span text:style-name="T3"><text:s text:c="8"/></text:span><text:span text:style-name="T2">int</text:span><text:span text:style-name="T3"> arrayLength = random.Next(10000000, 15000001); </text:span><text:span text:style-name="T6">// Генерируем длину от 10 млн до 15 млн</text:span></text:p>
      <text:p text:style-name="Standard" loext:marker-style-name="T3"><text:span text:style-name="T3"><text:s text:c="8"/></text:span><text:span text:style-name="T2">int</text:span><text:span text:style-name="T3">[] array = </text:span><text:span text:style-name="T2">new</text:span><text:span text:style-name="T3"> </text:span><text:span text:style-name="T2">int</text:span><text:span text:style-name="T3">[arrayLength];</text:span></text:p>
      <text:p text:style-name="Standard" loext:marker-style-name="T3"><text:span text:style-name="T3"><text:s text:c="8"/></text:span><text:span text:style-name="T2">for</text:span><text:span text:style-name="T3"> (</text:span><text:span text:style-name="T2">int</text:span><text:span text:style-name="T3"> i = 0; i &lt; array.Length; i++)</text:span></text:p>
      <text:p text:style-name="Standard" loext:marker-style-name="T3"><text:span text:style-name="T3"><text:s text:c="8"/>{</text:span><text:span text:style-name="T3"/></text:p>
      <text:p text:style-name="Standard" loext:marker-style-name="T3"><text:span text:style-name="T3"><text:s text:c="12"/>array[i] = random.Next(1001); </text:span><text:span text:style-name="T6">// Заполняем массив случайными числами от 0 до 1000</text:span></text:p>
      <text:p text:style-name="Standard" loext:marker-style-name="T3"><text:span text:style-name="T3"><text:s text:c="8"/>}</text:span><text:span text:style-name="T3"/></text:p>
      <text:p text:style-name="P5" loext:marker-style-name="T3"/>
      <text:p text:style-name="Standard" loext:marker-style-name="T3"><text:span text:style-name="T3"><text:s text:c="8"/></text:span><text:span text:style-name="T6">// Создание и запуск 10 потоков для выполнения метода</text:span></text:p>
      <text:p text:style-name="Standard" loext:marker-style-name="T3"><text:span text:style-name="T3"><text:s text:c="8"/>Task&lt;</text:span><text:span text:style-name="T2">long</text:span><text:span text:style-name="T3">&gt;[] tasks = </text:span><text:span text:style-name="T2">new</text:span><text:span text:style-name="T3"> Task&lt;</text:span><text:span text:style-name="T2">long</text:span><text:span text:style-name="T3">&gt;[10];</text:span></text:p>
      <text:p text:style-name="Standard" loext:marker-style-name="T3"><text:span text:style-name="T3"><text:s text:c="8"/>Stopwatch stopwatch = </text:span><text:span text:style-name="T2">new</text:span><text:span text:style-name="T3"> Stopwatch();</text:span></text:p>
      <text:p text:style-name="P5" loext:marker-style-name="T3"/>
      <text:p text:style-name="Standard" loext:marker-style-name="T3"><text:span text:style-name="T3"><text:s text:c="8"/></text:span><text:span text:style-name="T2">for</text:span><text:span text:style-name="T3"> (</text:span><text:span text:style-name="T2">int</text:span><text:span text:style-name="T3"> i = 0; i &lt; tasks.Length; i++)</text:span></text:p>
      <text:p text:style-name="Standard" loext:marker-style-name="T3"><text:span text:style-name="T3"><text:s text:c="8"/>{</text:span><text:span text:style-name="T3"/></text:p>
      <text:p text:style-name="Standard" loext:marker-style-name="T3"><text:span text:style-name="T3"><text:s text:c="12"/>tasks[i] = Task.Run(() =&gt;</text:span><text:span text:style-name="T3"/></text:p>
      <text:p text:style-name="Standard" loext:marker-style-name="T3"><text:span text:style-name="T3"><text:s text:c="12"/>{</text:span><text:span text:style-name="T3"/></text:p>
      <text:p text:style-name="Standard" loext:marker-style-name="T3"><text:span text:style-name="T3"><text:s text:c="16"/>stopwatch.Start();</text:span><text:span text:style-name="T3"/></text:p>
      <text:p text:style-name="Standard" loext:marker-style-name="T3"><text:span text:style-name="T3"><text:s text:c="16"/></text:span><text:span text:style-name="T2">long</text:span><text:span text:style-name="T3"> result = CountOccurrences(array, X);</text:span></text:p>
      <text:p text:style-name="Standard" loext:marker-style-name="T3"><text:span text:style-name="T3"><text:s text:c="16"/>stopwatch.Stop();</text:span><text:span text:style-name="T3"/></text:p>
      <text:p text:style-name="Standard" loext:marker-style-name="T3"><text:span text:style-name="T3"><text:s text:c="16"/></text:span><text:span text:style-name="T2">return</text:span><text:span text:style-name="T3"> stopwatch.ElapsedMilliseconds;</text:span></text:p>
      <text:p text:style-name="Standard" loext:marker-style-name="T3"><text:span text:style-name="T3"><text:s text:c="12"/>});</text:span><text:span text:style-name="T3"/></text:p>
      <text:p text:style-name="Standard" loext:marker-style-name="T3"><text:span text:style-name="T3"><text:s text:c="8"/>}</text:span><text:span text:style-name="T3"/></text:p>
      <text:p text:style-name="P5" loext:marker-style-name="T3"/>
      <text:p text:style-name="Standard" loext:marker-style-name="T3"><text:span text:style-name="T3"><text:s text:c="8"/></text:span><text:span text:style-name="T6">// Ожидание завершения всех потоков</text:span></text:p>
      <text:p text:style-name="Standard" loext:marker-style-name="T3"><text:span text:style-name="T3"><text:s text:c="8"/>Task.WaitAll(tasks);</text:span><text:span text:style-name="T3"/></text:p>
      <text:p text:style-name="P5" loext:marker-style-name="T3"/>
      <text:p text:style-name="Standard" loext:marker-style-name="T3"><text:span text:style-name="T3"><text:s text:c="8"/></text:span><text:span text:style-name="T6">// Расчет минимального, максимального и среднего времени ожидания захода в критическую секцию</text:span></text:p>
      <text:p text:style-name="Standard" loext:marker-style-name="T3"><text:span text:style-name="T3"><text:s text:c="8"/></text:span><text:span text:style-name="T2">long</text:span><text:span text:style-name="T3"> minWaitTime = </text:span><text:span text:style-name="T2">long</text:span><text:span text:style-name="T3">.MaxValue;</text:span></text:p>
      <text:p text:style-name="Standard" loext:marker-style-name="T3"><text:span text:style-name="T3"><text:s text:c="8"/></text:span><text:span text:style-name="T2">long</text:span><text:span text:style-name="T3"> maxWaitTime = </text:span><text:span text:style-name="T2">long</text:span><text:span text:style-name="T3">.MinValue;</text:span></text:p>
      <text:p text:style-name="Standard" loext:marker-style-name="T3"><text:span text:style-name="T3"><text:s text:c="8"/></text:span><text:span text:style-name="T2">long</text:span><text:span text:style-name="T3"> totalWaitTime = 0;</text:span></text:p>
      <text:p text:style-name="Standard" loext:marker-style-name="T3"><text:soft-page-break/><text:span text:style-name="T3"><text:s text:c="8"/></text:span><text:span text:style-name="T2">int</text:span><text:span text:style-name="T3"> waitCount = 0;</text:span></text:p>
      <text:p text:style-name="P5" loext:marker-style-name="T3"/>
      <text:p text:style-name="Standard" loext:marker-style-name="T3"><text:span text:style-name="T3"><text:s text:c="8"/></text:span><text:span text:style-name="T2">foreach</text:span><text:span text:style-name="T3"> (var task </text:span><text:span text:style-name="T2">in</text:span><text:span text:style-name="T3"> tasks)</text:span></text:p>
      <text:p text:style-name="Standard" loext:marker-style-name="T3"><text:span text:style-name="T3"><text:s text:c="8"/>{</text:span><text:span text:style-name="T3"/></text:p>
      <text:p text:style-name="Standard" loext:marker-style-name="T3"><text:span text:style-name="T3"><text:s text:c="12"/></text:span><text:span text:style-name="T2">long</text:span><text:span text:style-name="T3"> time = task.Result;</text:span></text:p>
      <text:p text:style-name="Standard" loext:marker-style-name="T3"><text:span text:style-name="T3"><text:s text:c="12"/>totalWaitTime += time;</text:span><text:span text:style-name="T3"/></text:p>
      <text:p text:style-name="Standard" loext:marker-style-name="T3"><text:span text:style-name="T3"><text:s text:c="12"/></text:span><text:span text:style-name="T2">if</text:span><text:span text:style-name="T3"> (time &gt; 0)</text:span></text:p>
      <text:p text:style-name="Standard" loext:marker-style-name="T3"><text:span text:style-name="T3"><text:s text:c="12"/>{</text:span><text:span text:style-name="T3"/></text:p>
      <text:p text:style-name="Standard" loext:marker-style-name="T3"><text:span text:style-name="T3"><text:s text:c="16"/>minWaitTime = Math.Min(minWaitTime, time);</text:span><text:span text:style-name="T3"/></text:p>
      <text:p text:style-name="Standard" loext:marker-style-name="T3"><text:span text:style-name="T3"><text:s text:c="16"/>maxWaitTime = Math.Max(maxWaitTime, time);</text:span><text:span text:style-name="T3"/></text:p>
      <text:p text:style-name="Standard" loext:marker-style-name="T3"><text:span text:style-name="T3"><text:s text:c="16"/>waitCount++;</text:span><text:span text:style-name="T3"/></text:p>
      <text:p text:style-name="Standard" loext:marker-style-name="T3"><text:span text:style-name="T3"><text:s text:c="12"/>}</text:span><text:span text:style-name="T3"/></text:p>
      <text:p text:style-name="Standard" loext:marker-style-name="T3"><text:span text:style-name="T3"><text:s text:c="8"/>}</text:span><text:span text:style-name="T3"/></text:p>
      <text:p text:style-name="P5" loext:marker-style-name="T3"/>
      <text:p text:style-name="Standard" loext:marker-style-name="T3"><text:span text:style-name="T3"><text:s text:c="8"/></text:span><text:span text:style-name="T2">double</text:span><text:span text:style-name="T3"> averageWaitTime = (</text:span><text:span text:style-name="T2">double</text:span><text:span text:style-name="T3">)totalWaitTime / waitCount;</text:span></text:p>
      <text:p text:style-name="P5" loext:marker-style-name="T3"/>
      <text:p text:style-name="Standard" loext:marker-style-name="T3"><text:span text:style-name="T3"><text:s text:c="8"/></text:span><text:span text:style-name="T6">// Вывод результатов</text:span></text:p>
      <text:p text:style-name="Standard" loext:marker-style-name="T3"><text:span text:style-name="T3"><text:s text:c="8"/>Console.WriteLine(</text:span><text:span text:style-name="T7">$"Минимальное время ожидания захода в критическую секцию: </text:span><text:span text:style-name="T3">{minWaitTime}</text:span><text:span text:style-name="T7"> мс"</text:span><text:span text:style-name="T3">);</text:span></text:p>
      <text:p text:style-name="Standard" loext:marker-style-name="T3"><text:span text:style-name="T3"><text:s text:c="8"/>Console.WriteLine(</text:span><text:span text:style-name="T7">$"Максимальное время ожидания захода в критическую секцию: </text:span><text:span text:style-name="T3">{maxWaitTime}</text:span><text:span text:style-name="T7"> мс"</text:span><text:span text:style-name="T3">);</text:span></text:p>
      <text:p text:style-name="Standard" loext:marker-style-name="T3"><text:span text:style-name="T3"><text:s text:c="8"/>Console.WriteLine(</text:span><text:span text:style-name="T7">$"Среднее время ожидания захода в критическую секцию: </text:span><text:span text:style-name="T3">{averageWaitTime}</text:span><text:span text:style-name="T7"> мс"</text:span><text:span text:style-name="T3">);</text:span></text:p>
      <text:p text:style-name="Standard" loext:marker-style-name="T3"><text:span text:style-name="T3"><text:s text:c="4"/>}</text:span><text:span text:style-name="T3"/></text:p>
      <text:p text:style-name="P5" loext:marker-style-name="T3"/>
      <text:p text:style-name="Standard" loext:marker-style-name="T3"><text:span text:style-name="T3"><text:s text:c="4"/></text:span><text:span text:style-name="T6">// Метод для подсчета количества элементов, равных Х, в массиве</text:span></text:p>
      <text:p text:style-name="Standard" loext:marker-style-name="T3"><text:span text:style-name="T3"><text:s text:c="4"/></text:span><text:span text:style-name="T2">static</text:span><text:span text:style-name="T3"> </text:span><text:span text:style-name="T2">long</text:span><text:span text:style-name="T3"> CountOccurrences(</text:span><text:span text:style-name="T2">int</text:span><text:span text:style-name="T3">[] array, </text:span><text:span text:style-name="T2">int</text:span><text:span text:style-name="T3"> X)</text:span></text:p>
      <text:p text:style-name="Standard" loext:marker-style-name="T3"><text:span text:style-name="T3"><text:s text:c="4"/>{</text:span><text:span text:style-name="T3"/></text:p>
      <text:p text:style-name="Standard" loext:marker-style-name="T3"><text:span text:style-name="T3"><text:s text:c="8"/></text:span><text:span text:style-name="T2">long</text:span><text:span text:style-name="T3"> count = 0;</text:span></text:p>
      <text:p text:style-name="Standard" loext:marker-style-name="T3"><text:span text:style-name="T3"><text:s text:c="8"/></text:span><text:span text:style-name="T2">foreach</text:span><text:span text:style-name="T3"> (var num </text:span><text:span text:style-name="T2">in</text:span><text:span text:style-name="T3"> array)</text:span></text:p>
      <text:p text:style-name="Standard" loext:marker-style-name="T3"><text:span text:style-name="T3"><text:s text:c="8"/>{</text:span><text:span text:style-name="T3"/></text:p>
      <text:p text:style-name="Standard" loext:marker-style-name="T3"><text:span text:style-name="T3"><text:s text:c="12"/></text:span><text:span text:style-name="T2">if</text:span><text:span text:style-name="T3"> (num == X)</text:span></text:p>
      <text:p text:style-name="Standard" loext:marker-style-name="T3"><text:span text:style-name="T3"><text:s text:c="12"/>{</text:span><text:span text:style-name="T3"/></text:p>
      <text:p text:style-name="Standard" loext:marker-style-name="T3"><text:span text:style-name="T3"><text:s text:c="16"/></text:span><text:span text:style-name="T6">// Входим в критическую секцию, чтобы выполнить увеличение счетчика</text:span></text:p>
      <text:p text:style-name="Standard" loext:marker-style-name="T3"><text:span text:style-name="T3"><text:s text:c="16"/>Monitor.Enter(array);</text:span><text:span text:style-name="T3"/></text:p>
      <text:p text:style-name="Standard" loext:marker-style-name="T3"><text:span text:style-name="T3"><text:s text:c="16"/>count++;</text:span><text:span text:style-name="T3"/></text:p>
      <text:p text:style-name="Standard" loext:marker-style-name="T3"><text:span text:style-name="T3"><text:s text:c="16"/>Monitor.Exit(array);</text:span><text:span text:style-name="T3"/></text:p>
      <text:p text:style-name="Standard" loext:marker-style-name="T3"><text:span text:style-name="T3"><text:s text:c="12"/>}</text:span><text:span text:style-name="T3"/></text:p>
      <text:p text:style-name="Standard" loext:marker-style-name="T3"><text:span text:style-name="T3"><text:s text:c="8"/>}</text:span><text:span text:style-name="T3"/></text:p>
      <text:p text:style-name="Standard" loext:marker-style-name="T3"><text:span text:style-name="T3"><text:s text:c="8"/></text:span><text:span text:style-name="T2">return</text:span><text:span text:style-name="T3"> count;</text:span></text:p>
      <text:p text:style-name="Standard" loext:marker-style-name="T3"><text:span text:style-name="T3"><text:s text:c="4"/>}</text:span><text:span text:style-name="T3"/></text:p>
      <text:p text:style-name="P4"><text:span text:style-name="T3">}</text:span></text:p>
      <text:p text:style-name="P4"><text:span text:style-name="T3"/></text:p>
      <text:p text:style-name="P8"><text:span text:style-name="T4">Объяснение кода:</text:span></text:p>
      <text:list text:style-name="L1">
        <text:list-item>
          <text:p text:style-name="P6">Мы используем объект синхронизации <text:span text:style-name="Source_20_Text">Monitor </text:span>для обеспечения доступа к критической секции (блоку поиска количества элементов, равных <text:span text:style-name="Source_20_Text">X</text:span>) только из одного потока в один момент времени.</text:p>
        </text:list-item>
        <text:list-item>
          <text:p text:style-name="P7">Создаем и запускаем 10 потоков для выполнения метода <text:span text:style-name="Source_20_Text">CountOccurrences</text:span>, который ищет количество элементов, равных <text:span text:style-name="Source_20_Text">X</text:span>, в массиве. Замеряем время выполнения каждого потока с помощью <text:span text:style-name="Source_20_Text">Stopwatch</text:span>.</text:p>
        </text:list-item>
        <text:list-item>
          <text:p text:style-name="P7">После завершения всех потоков вычисляем минимальное, максимальное и среднее время ожидания захода в критическую секцию (ожидание равное 0 в расчетах не учитывается).</text:p>
        </text:list-item>
        <text:list-item>
          <text:p text:style-name="P7">Результаты выводятся на консоль.</text:p>
        </text:list-item>
      </text:list>
      <text:p text:style-name="P4"><text:span text:style-name="T3"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0T21:03:35.172000000</meta:creation-date>
    <dc:date>2024-06-10T21:05:12.403000000</dc:date>
    <meta:editing-duration>PT1M37S</meta:editing-duration>
    <meta:editing-cycles>1</meta:editing-cycles>
    <meta:document-statistic meta:table-count="0" meta:image-count="0" meta:object-count="0" meta:page-count="2" meta:paragraph-count="79" meta:word-count="461" meta:character-count="3852" meta:non-whitespace-character-count="2844"/>
    <meta:generator>LibreOffice/7.6.3.2$Windows_X86_64 LibreOffice_project/29d686fea9f6705b262d369fede658f824154cc0</meta:generator>
  </office:meta>
</office:document-meta>
</file>